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18in"/>
    </style:style>
    <style:style style:name="co2" style:family="table-column">
      <style:table-column-properties fo:break-before="auto" style:column-width="4.2362in"/>
    </style:style>
    <style:style style:name="co3" style:family="table-column">
      <style:table-column-properties fo:break-before="auto" style:column-width="1.0063in"/>
    </style:style>
    <style:style style:name="co4" style:family="table-column">
      <style:table-column-properties fo:break-before="auto" style:column-width="1.6264in"/>
    </style:style>
    <style:style style:name="co5" style:family="table-column">
      <style:table-column-properties fo:break-before="auto" style:column-width="0.7764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7583in"/>
    </style:style>
    <style:style style:name="co8" style:family="table-column">
      <style:table-column-properties fo:break-before="auto" style:column-width="0.7945in"/>
    </style:style>
    <style:style style:name="co9" style:family="table-column">
      <style:table-column-properties fo:break-before="auto" style:column-width="0.7417in"/>
    </style:style>
    <style:style style:name="co10" style:family="table-column">
      <style:table-column-properties fo:break-before="auto" style:column-width="0.8646in"/>
    </style:style>
    <style:style style:name="co11" style:family="table-column">
      <style:table-column-properties fo:break-before="auto" style:column-width="1.0764in"/>
    </style:style>
    <style:style style:name="co12" style:family="table-column">
      <style:table-column-properties fo:break-before="auto" style:column-width="0.7236in"/>
    </style:style>
    <style:style style:name="co13" style:family="table-column">
      <style:table-column-properties fo:break-before="auto" style:column-width="0.8118in"/>
    </style:style>
    <style:style style:name="co14" style:family="table-column">
      <style:table-column-properties fo:break-before="auto" style:column-width="0.9701in"/>
    </style:style>
    <style:style style:name="co15" style:family="table-column">
      <style:table-column-properties fo:break-before="auto" style:column-width="0.8472in"/>
    </style:style>
    <style:style style:name="co16" style:family="table-column">
      <style:table-column-properties fo:break-before="auto" style:column-width="1.111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00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Rate cons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ction ID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Reaction ID</text:p>
          </table:table-cell>
          <table:table-cell office:value-type="string" calcext:value-type="string">
            <text:p>Simplied reaction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wd Rxn</text:p>
          </table:table-cell>
          <table:table-cell office:value-type="string" calcext:value-type="string">
            <text:p>Rev Rxn</text:p>
          </table:table-cell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Substrate I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F+EGFR&lt;-&gt;EGF:EG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+ B ↔ 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GF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F:EGFR + RAS-GDP -&gt; EGF:EGFR + RAS-G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+ C → M + 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S-GTP + RAF-off -&gt; RAS-GDP + RAF-o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 + D → C + 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S GDP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F-on -&gt; RAF-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 → 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F off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F-on + MEK-off -&gt; RAF-on + MEK-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 + J → K +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K on</text:p>
          </table:table-cell>
          <table:table-cell office:value-type="string" calcext:value-type="string">
            <text:p>E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K-on-&gt;MEK-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 → 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RK off</text:p>
          </table:table-cell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K-on+ERK-off -&gt; ERK-on + MEK-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 + F → E + 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ACE off</text:p>
          </table:table-cell>
          <table:table-cell office:value-type="string" calcext:value-type="string">
            <text:p>G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RK-on-&gt;ERK-o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 →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GFR:TGFa</text:p>
          </table:table-cell>
          <table:table-cell office:value-type="string" calcext:value-type="string">
            <text:p>H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RK-on + TACE-off -&gt;ERK-on + TACE-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 + G → I + 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RK o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GFA+EGF &lt;-&gt; EGFR:TGF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 + B ↔ H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K off</text:p>
          </table:table-cell>
          <table:table-cell office:value-type="string" calcext:value-type="string">
            <text:p>J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GFR:EGF -&gt; 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 → 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AF on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RK-on + RAS-GTP -&gt; ERK-on + RAS-GD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 + L → I + 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AS GTP</text:p>
          </table:table-cell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 -&gt; EGF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 → 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GFR:EGF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 -&gt; EG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→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CE o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CE-on -&gt; TACE-on + TGF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 → N + 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GFa</text:p>
          </table:table-cell>
          <table:table-cell office:value-type="string" calcext:value-type="string">
            <text:p>O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GFR:TGFa -&gt; 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 → 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GFR:TGFa + RAS-GDP → EGFR:TGFa + RAS-GT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 + C → H + L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CE-on → TACE-of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 → G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H... changes rate of 7 (MEK-on+ERK-off -&gt; ERK-on)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... changes rate of 5 (RAF-on + MEK-off -&gt; RAF-on + MEK-on)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Gef:EGFR</text:p>
          </table:table-cell>
          <table:table-cell office:value-type="string" calcext:value-type="string">
            <text:p>T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M... changes rate of 3 (RAS-GTP + RAF-off -&gt; RAS-GDP + RAF-on )(only acts on cRAF, small rate)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U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f... changes rate of 1 (EGF+EGFR&lt;-&gt;EGF:EGFR)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MRate... multiply by some constant to lower rate of 17 (0 → EGF)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MRate... multiply by some (different) constant to lower rate of 18 (0 → EGF)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MSRate... multiply by some constant to lower rate of 18 (TACE-on → TACE-on + TGFA)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14:23:28.69346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ael "little Bunny" Morton</meta:initial-creator>
    <meta:creation-date>2014-11-13T00:23:27</meta:creation-date>
    <dc:date>2014-11-14T14:23:49.786786000</dc:date>
    <meta:generator>LibreOffice/4.3.0.4$MacOSX_x86 LibreOffice_project/62ad5818884a2fc2e5780dd45466868d41009ec0</meta:generator>
    <meta:editing-duration>PT1H3M48S</meta:editing-duration>
    <meta:editing-cycles>14</meta:editing-cycles>
    <meta:document-statistic meta:table-count="1" meta:cell-count="233" meta:object-count="0"/>
    <meta:user-defined meta:name="AppVersion">14.0300</meta:user-defined>
    <meta:user-defined meta:name="Company">TARD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